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roman" style:font-pitch="variable"/>
    <style:font-face style:name="F" svg:font-family="" style:font-family-generic="system" style:font-pitch="variable"/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lr-tb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3.80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text-align="center" style:justify-single-word="false"/>
      <style:text-properties officeooo:paragraph-rsid="00145b99"/>
    </style:style>
    <style:style style:name="P2" style:family="paragraph" style:parent-style-name="List_20_Bullet" style:list-style-name="WWNum1"/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center" style:justify-single-word="false" fo:orphans="0" fo:widows="0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45b99"/>
    </style:style>
    <style:style style:name="P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5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авчальна програма дисципліни<text:line-break/>«Проєктування систем реального часу»</text:h>
      <text:p text:style-name="Standard"/>
      <text:p text:style-name="P5"><text:span text:style-name="T1">Рівень підготовки:</text:span> бакалаври / магістри / професійні інженери<text:line-break/><text:span text:style-name="T1">Тривалість:</text:span> 1 семестр (15 тижнів)<text:line-break/><text:span text:style-name="T1">Форма контролю:</text:span> екзамен + курсовий проєкт</text:p>
      <text:h text:style-name="Heading_20_2" text:outline-level="2">Мета курсу</text:h>
      <text:p text:style-name="Standard">Надати студентам і інженерам системне розуміння принципів побудови систем реального часу (RTS) — від алгоритмів планування та часової детермінованості до інтеграції в ROS 2 і AUTOSAR Classic/Adaptive. Акцент зроблено на модельно-орієнтованому проєктуванні (Simulink), реалізації алгоритмів у C/C++, і практичному застосуванні на базі Alpine Linux.</text:p>
      <text:h text:style-name="Heading_20_2" text:outline-level="2">Очікувані результати навчання</text:h>
      <text:list text:style-name="WWNum1">
        <text:list-item>
          <text:p text:style-name="P2">Розуміння принципів побудови RTS, класи (hard / firm / soft).</text:p>
        </text:list-item>
        <text:list-item>
          <text:p text:style-name="P2">Проєктування архітектури з урахуванням часу, пріоритетів і ресурсів.</text:p>
        </text:list-item>
        <text:list-item>
          <text:p text:style-name="P2">Використання Simulink / Stateflow для побудови часових моделей.</text:p>
        </text:list-item>
        <text:list-item>
          <text:p text:style-name="P2">Реалізація функцій у C/C++ у FreeRTOS, POSIX RT, Alpine Linux, ROS 2, AUTOSAR.</text:p>
        </text:list-item>
        <text:list-item>
          <text:p text:style-name="P2">Детермінована комунікація (DDS, CAN, RT Ethernet).</text:p>
        </text:list-item>
        <text:list-item>
          <text:p text:style-name="P2">Response-time analysis, jitter, профайлінг.</text:p>
        </text:list-item>
        <text:list-item>
          <text:p text:style-name="P2">Інтеграція AUTOSAR компонентів, дотримання MISRA C/C++ і ISO 26262.</text:p>
        </text:list-item>
      </text:list>
      <text:h text:style-name="Heading_20_2" text:outline-level="2">Основні розділи курсу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Тема</text:p>
          </table:table-cell>
          <table:table-cell table:style-name="Table1.A1" office:value-type="string">
            <text:p text:style-name="P4">Ключові питання / лабораторна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Вступ до систем реального часу</text:p>
          </table:table-cell>
          <table:table-cell table:style-name="Table1.A1" office:value-type="string">
            <text:p text:style-name="P3">Визначення, вимоги до детермінізму, класи RT-завдань. Демонстрація jitter у Simulink.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Архітектура RTS та апаратна база</text:p>
          </table:table-cell>
          <table:table-cell table:style-name="Table1.A1" office:value-type="string">
            <text:p text:style-name="P3">Таймери, ISR, кеш, структура multitasking ядра. Планувальник на C.</text:p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Планування задач</text:p>
          </table:table-cell>
          <table:table-cell table:style-name="Table1.A1" office:value-type="string">
            <text:p text:style-name="P3">RMA, EDF, LLF, аналіз часу відгуку. Модель планування в Simulink.</text:p>
          </table:table-cell>
        </table:table-row>
        <table:table-row table:style-name="Table1.1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Синхронізація</text:p>
          </table:table-cell>
          <table:table-cell table:style-name="Table1.A1" office:value-type="string">
            <text:p text:style-name="P3">Mutex, semaphore, priority inheritance. Приклад producer-consumer у FreeRTOS.</text:p>
          </table:table-cell>
        </table:table-row>
        <table:table-row table:style-name="Table1.1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Комунікації та інтеграція</text:p>
          </table:table-cell>
          <table:table-cell table:style-name="Table1.A1" office:value-type="string">
            <text:p text:style-name="P3">DDS, CAN, Ethernet QoS. ROS 2 node з DDS.</text:p>
          </table:table-cell>
        </table:table-row>
        <text:soft-page-break/>
        <table:table-row table:style-name="Table1.1"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Interrupt handling</text:p>
          </table:table-cell>
          <table:table-cell table:style-name="Table1.A1" office:value-type="string">
            <text:p text:style-name="P3">ISR latency, deferred execution, determinism.</text:p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Моделі часової поведінки</text:p>
          </table:table-cell>
          <table:table-cell table:style-name="Table1.A1" office:value-type="string">
            <text:p text:style-name="P3">WCET, jitter, latency budget, Simulink timing model.</text:p>
          </table:table-cell>
        </table:table-row>
        <table:table-row table:style-name="Table1.1"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Fault tolerance</text:p>
          </table:table-cell>
          <table:table-cell table:style-name="Table1.A1" office:value-type="string">
            <text:p text:style-name="P3">Watchdog, redundancy, heartbeats. Simulation FreeRTOS.</text:p>
          </table:table-cell>
        </table:table-row>
        <table:table-row table:style-name="Table1.1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Model-Based Design</text:p>
          </table:table-cell>
          <table:table-cell table:style-name="Table1.A1" office:value-type="string">
            <text:p text:style-name="P3">MIL/SIL/HIL цикли, code generation. Модель керування в Simulink.</text:p>
          </table:table-cell>
        </table:table-row>
        <table:table-row table:style-name="Table1.1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RTS у ROS 2 та DDS</text:p>
          </table:table-cell>
          <table:table-cell table:style-name="Table1.A1" office:value-type="string">
            <text:p text:style-name="P3">Deterministic executors, QoS, multi-threaded nodes.</text:p>
          </table:table-cell>
        </table:table-row>
        <table:table-row table:style-name="Table1.1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AUTOSAR середовища</text:p>
          </table:table-cell>
          <table:table-cell table:style-name="Table1.A1" office:value-type="string">
            <text:p text:style-name="P3">OS scheduling, RTE, BSW, safety mechanisms.</text:p>
          </table:table-cell>
        </table:table-row>
        <table:table-row table:style-name="Table1.1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RTOS і Linux середовища</text:p>
          </table:table-cell>
          <table:table-cell table:style-name="Table1.A1" office:value-type="string">
            <text:p text:style-name="P3">FreeRTOS, POSIX RT, Alpine Linux, PREEMPT‑RT.</text:p>
          </table:table-cell>
        </table:table-row>
        <table:table-row table:style-name="Table1.1"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Verification та тестування</text:p>
          </table:table-cell>
          <table:table-cell table:style-name="Table1.A1" office:value-type="string">
            <text:p text:style-name="P3">HIL, fault injection, temporal verification.</text:p>
          </table:table-cell>
        </table:table-row>
        <table:table-row table:style-name="Table1.1"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Оптимізація</text:p>
          </table:table-cell>
          <table:table-cell table:style-name="Table1.A1" office:value-type="string">
            <text:p text:style-name="P3">Tickless idle, event-driven model, CPU load reduction.</text:p>
          </table:table-cell>
        </table:table-row>
        <table:table-row table:style-name="Table1.1"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Курсовий проєкт</text:p>
          </table:table-cell>
          <table:table-cell table:style-name="Table1.A1" office:value-type="string">
            <text:p text:style-name="P3">Повна RTS із ROS 2 інтеграцією. Захист проєкту.</text:p>
          </table:table-cell>
        </table:table-row>
      </table:table>
      <text:h text:style-name="Heading_20_2" text:outline-level="2">Інструменти курсу</text:h>
      <text:p text:style-name="Standard">FreeRTOS, POSIX RT, Alpine Linux, ROS 2 (Foxy–Humble), DDS (CycloneDDS, FastDDS), AUTOSAR Classic &amp; Adaptive, MATLAB Simulink, Stateflow, Simulink Coder, C/C++ 17/20, Tracealyzer, Polyspace, Coverity, Vector CAST.</text:p>
      <text:h text:style-name="Heading_20_2" text:outline-level="2">Оцінювання</text:h>
      <text:p text:style-name="P6">Лабораторні – <text:span text:style-name="T2">1</text:span>0 %,<text:line-break/>Курсовий проєкт – 30 %,<text:line-break/>Теоретичний іспит – 40 %,<text:line-break/>Активність – <text:span text:style-name="T2">2</text:span>0 %.</text:p>
      <text:h text:style-name="Heading_20_2" text:outline-level="2">Література</text:h>
      <text:p text:style-name="P7">1. Liu J.W.S. Real‑Time Systems. Pearson, 2000.<text:line-break/>2. Kopetz H. Real‑Time Systems: Design Principles. Springer, 2011.<text:line-break/>3. Burns A., Wellings A. Real‑Time Systems and Programming Languages. Addison‑Wesley, 2021.<text:line-break/>4. AUTOSAR Specifications: OS, RTE, Adaptive.<text:line-break/>5. ROS 2 Design Docs: DDS, QoS, Executors.<text:line-break/>6. FreeRTOS Reference Manual.<text:line-break/>7. MISRA C 2012, ISO 26262 Part 6.<text:line-break/>8. Simulink Model‑Based Design for Embedded System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roman" style:font-pitch="variable"/>
    <style:font-face style:name="F" svg:font-family="" style:font-family-generic="system" style:font-pitch="variable"/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style:font-name="FreeMono" fo:font-family="FreeMono" style:font-style-name="Regular" style:font-family-generic="modern" style:font-pitch="fixed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11-03T16:15:40.565920174</dc:date>
    <meta:editing-duration>PT28S</meta:editing-duration>
    <meta:generator>LibreOffice/7.4.7.2$Linux_X86_64 LibreOffice_project/40$Build-2</meta:generator>
    <meta:document-statistic meta:table-count="1" meta:image-count="0" meta:object-count="0" meta:page-count="2" meta:paragraph-count="67" meta:word-count="421" meta:character-count="2988" meta:non-whitespace-character-count="2637"/>
    <meta:user-defined meta:name="AppVersion">14.0000</meta:user-defined>
    <meta:template xlink:type="simple" xlink:actuate="onRequest" xlink:title="Normal.dotm" xlink:href=""/>
  </office:meta>
</office:document-meta>
</file>